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af76" officeooo:paragraph-rsid="0007af76"/>
    </style:style>
    <style:style style:name="P2" style:family="paragraph" style:parent-style-name="Standard">
      <style:text-properties fo:color="#ff6600" fo:font-weight="bold" officeooo:rsid="0007af76" officeooo:paragraph-rsid="0007af76" style:font-weight-asian="bold" style:font-weight-complex="bold"/>
    </style:style>
    <style:style style:name="P3" style:family="paragraph" style:parent-style-name="Standard">
      <style:text-properties officeooo:rsid="0008f905" officeooo:paragraph-rsid="0008f905"/>
    </style:style>
    <style:style style:name="P4" style:family="paragraph" style:parent-style-name="Standard">
      <style:text-properties officeooo:rsid="00097e96" officeooo:paragraph-rsid="00097e96"/>
    </style:style>
    <style:style style:name="P5" style:family="paragraph" style:parent-style-name="Standard">
      <style:text-properties fo:color="#ff3333" fo:font-weight="bold" officeooo:rsid="0008f905" officeooo:paragraph-rsid="0008f905" style:font-weight-asian="bold" style:font-weight-complex="bold"/>
    </style:style>
    <style:style style:name="P6" style:family="paragraph" style:parent-style-name="Standard">
      <style:text-properties fo:color="#ff3333" fo:font-weight="bold" officeooo:rsid="0007af76" officeooo:paragraph-rsid="0007af76" style:font-weight-asian="bold" style:font-weight-complex="bold"/>
    </style:style>
    <style:style style:name="P7" style:family="paragraph" style:parent-style-name="Standard">
      <style:text-properties fo:color="#ff3333" fo:font-weight="bold" officeooo:rsid="00097e96" officeooo:paragraph-rsid="00097e96" style:font-weight-asian="bold" style:font-weight-complex="bold"/>
    </style:style>
    <style:style style:name="P8" style:family="paragraph" style:parent-style-name="Standard">
      <style:text-properties fo:color="#ff3333" fo:font-weight="bold" officeooo:rsid="000a34c2" officeooo:paragraph-rsid="000a34c2" style:font-weight-asian="bold" style:font-weight-complex="bold"/>
    </style:style>
    <style:style style:name="P9" style:family="paragraph" style:parent-style-name="Standard">
      <style:text-properties fo:color="#ff3333" fo:font-weight="bold" officeooo:rsid="000a5977" officeooo:paragraph-rsid="000a5977" style:font-weight-asian="bold" style:font-weight-complex="bold"/>
    </style:style>
    <style:style style:name="P10" style:family="paragraph" style:parent-style-name="Standard">
      <style:text-properties fo:color="#ff3333" fo:font-weight="bold" officeooo:rsid="000ba06b" officeooo:paragraph-rsid="000ba06b" style:font-weight-asian="bold" style:font-weight-complex="bold"/>
    </style:style>
    <style:style style:name="P11" style:family="paragraph" style:parent-style-name="Standard">
      <style:text-properties fo:color="#ff3333" fo:font-weight="bold" officeooo:rsid="000d9509" officeooo:paragraph-rsid="000d9509" style:font-weight-asian="bold" style:font-weight-complex="bold"/>
    </style:style>
    <style:style style:name="P12" style:family="paragraph" style:parent-style-name="Standard">
      <style:text-properties fo:color="#ff3333" fo:font-weight="bold" officeooo:rsid="0007af76" officeooo:paragraph-rsid="0007af76" fo:background-color="transparent" style:font-weight-asian="bold" style:font-weight-complex="bold"/>
    </style:style>
    <style:style style:name="P13" style:family="paragraph" style:parent-style-name="Standard">
      <style:text-properties officeooo:rsid="000a34c2" officeooo:paragraph-rsid="000a34c2"/>
    </style:style>
    <style:style style:name="P14" style:family="paragraph" style:parent-style-name="Standard">
      <style:text-properties officeooo:rsid="000a5977" officeooo:paragraph-rsid="000a5977"/>
    </style:style>
    <style:style style:name="P15" style:family="paragraph" style:parent-style-name="Standard">
      <style:text-properties officeooo:rsid="000ba06b" officeooo:paragraph-rsid="000ba06b"/>
    </style:style>
    <style:style style:name="P16" style:family="paragraph" style:parent-style-name="Standard">
      <style:text-properties officeooo:paragraph-rsid="000ba06b"/>
    </style:style>
    <style:style style:name="P17" style:family="paragraph" style:parent-style-name="Standard">
      <style:text-properties fo:color="#6666ff" fo:font-style="italic" officeooo:rsid="000a34c2" officeooo:paragraph-rsid="000a34c2" style:font-style-asian="italic" style:font-style-complex="italic"/>
    </style:style>
    <style:style style:name="P18" style:family="paragraph" style:parent-style-name="Standard">
      <style:text-properties fo:color="#6666ff" fo:font-style="italic" officeooo:rsid="000a5977" officeooo:paragraph-rsid="000a5977" style:font-style-asian="italic" style:font-style-complex="italic"/>
    </style:style>
    <style:style style:name="P19" style:family="paragraph" style:parent-style-name="Standard">
      <style:text-properties fo:color="#6666ff" fo:font-style="italic" fo:font-weight="normal" officeooo:rsid="0007af76" officeooo:paragraph-rsid="0007af76" style:font-style-asian="italic" style:font-weight-asian="normal" style:font-style-complex="italic" style:font-weight-complex="normal"/>
    </style:style>
    <style:style style:name="P20" style:family="paragraph" style:parent-style-name="Standard">
      <style:text-properties fo:color="#6666ff" fo:font-style="italic" fo:font-weight="normal" officeooo:rsid="000d9509" officeooo:paragraph-rsid="000d9509" style:font-style-asian="italic" style:font-weight-asian="normal" style:font-style-complex="italic" style:font-weight-complex="normal"/>
    </style:style>
    <style:style style:name="P21" style:family="paragraph" style:parent-style-name="Standard">
      <style:text-properties fo:color="#6666ff" fo:font-style="italic" fo:font-weight="normal" officeooo:rsid="000a5977" officeooo:paragraph-rsid="000a5977" style:font-style-asian="italic" style:font-weight-asian="normal" style:font-style-complex="italic" style:font-weight-complex="normal"/>
    </style:style>
    <style:style style:name="P22" style:family="paragraph" style:parent-style-name="Standard">
      <style:text-properties fo:color="#6666ff" fo:font-weight="bold" officeooo:rsid="000a5977" officeooo:paragraph-rsid="000a5977" style:font-weight-asian="bold" style:font-weight-complex="bold"/>
    </style:style>
    <style:style style:name="P23" style:family="paragraph" style:parent-style-name="Standard">
      <style:text-properties fo:color="#6666ff" fo:font-weight="bold" officeooo:rsid="000ba06b" officeooo:paragraph-rsid="000ba06b" style:font-weight-asian="bold" style:font-weight-complex="bold"/>
    </style:style>
    <style:style style:name="P24" style:family="paragraph" style:parent-style-name="Standard">
      <style:text-properties officeooo:rsid="000d9509" officeooo:paragraph-rsid="000d9509"/>
    </style:style>
    <style:style style:name="P25" style:family="paragraph" style:parent-style-name="Text_20_body">
      <style:text-properties officeooo:paragraph-rsid="000a34c2"/>
    </style:style>
    <style:style style:name="P26" style:family="paragraph" style:parent-style-name="Text_20_body">
      <style:text-properties officeooo:rsid="000a34c2" officeooo:paragraph-rsid="000a34c2"/>
    </style:style>
    <style:style style:name="P27" style:family="paragraph" style:parent-style-name="Text_20_body">
      <style:text-properties fo:color="#ff3333" fo:font-weight="bold" officeooo:rsid="00113d70" officeooo:paragraph-rsid="00113d70" style:font-weight-asian="bold" style:font-weight-complex="bold"/>
    </style:style>
    <style:style style:name="P28" style:family="paragraph" style:parent-style-name="Text_20_body">
      <style:text-properties officeooo:rsid="000ba06b" officeooo:paragraph-rsid="000ba06b"/>
    </style:style>
    <style:style style:name="P29" style:family="paragraph" style:parent-style-name="Text_20_body">
      <style:text-properties officeooo:rsid="000ba06b" officeooo:paragraph-rsid="000d9509"/>
    </style:style>
    <style:style style:name="P30" style:family="paragraph" style:parent-style-name="Text_20_body">
      <style:text-properties officeooo:rsid="000d9509" officeooo:paragraph-rsid="000d9509"/>
    </style:style>
    <style:style style:name="P31" style:family="paragraph" style:parent-style-name="Text_20_body">
      <style:text-properties officeooo:paragraph-rsid="000d9509"/>
    </style:style>
    <style:style style:name="P32" style:family="paragraph" style:parent-style-name="Text_20_body">
      <style:text-properties officeooo:rsid="00113d70" officeooo:paragraph-rsid="00113d70"/>
    </style:style>
    <style:style style:name="P33" style:family="paragraph" style:parent-style-name="Text_20_body">
      <style:text-properties officeooo:rsid="0012359d" officeooo:paragraph-rsid="0012359d"/>
    </style:style>
    <style:style style:name="P34" style:family="paragraph" style:parent-style-name="Preformatted_20_Text">
      <style:text-properties fo:font-style="italic" officeooo:rsid="000ba06b" officeooo:paragraph-rsid="000ba06b"/>
    </style:style>
    <style:style style:name="P35" style:family="paragraph" style:parent-style-name="Preformatted_20_Text">
      <style:paragraph-properties fo:margin-top="0in" fo:margin-bottom="0.1965in" loext:contextual-spacing="false"/>
    </style:style>
    <style:style style:name="P36" style:family="paragraph" style:parent-style-name="Standard">
      <style:text-properties officeooo:rsid="0007af76" officeooo:paragraph-rsid="0007af76"/>
    </style:style>
    <style:style style:name="P37" style:family="paragraph" style:parent-style-name="Standard">
      <style:text-properties fo:color="#ff3333" fo:font-weight="bold" officeooo:rsid="0007af76" officeooo:paragraph-rsid="0007af76" style:font-weight-asian="bold" style:font-weight-complex="bold"/>
    </style:style>
    <style:style style:name="P38" style:family="paragraph" style:parent-style-name="Standard">
      <style:text-properties fo:color="#ff3333" fo:font-weight="bold" officeooo:rsid="000a34c2" officeooo:paragraph-rsid="000a34c2" style:font-weight-asian="bold" style:font-weight-complex="bold"/>
    </style:style>
    <style:style style:name="P39" style:family="paragraph" style:parent-style-name="Standard">
      <style:text-properties officeooo:rsid="000a34c2" officeooo:paragraph-rsid="000a34c2"/>
    </style:style>
    <style:style style:name="P40" style:family="paragraph" style:parent-style-name="Standard">
      <style:text-properties officeooo:rsid="000a5977" officeooo:paragraph-rsid="000a5977"/>
    </style:style>
    <style:style style:name="P41"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07af76" officeooo:paragraph-rsid="0007af76"/>
    </style:style>
    <style:style style:name="P42"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097e96" officeooo:paragraph-rsid="00097e96"/>
    </style:style>
    <style:style style:name="P43"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0a34c2" officeooo:paragraph-rsid="000a34c2"/>
    </style:style>
    <style:style style:name="P44"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0a5977" officeooo:paragraph-rsid="000a5977"/>
    </style:style>
    <style:style style:name="P45" style:family="paragraph" style:parent-style-name="Text_20_body">
      <style:text-properties officeooo:paragraph-rsid="000a34c2"/>
    </style:style>
    <style:style style:name="P46" style:family="paragraph" style:parent-style-name="Text_20_body">
      <style:text-properties fo:color="#ff3333" fo:font-weight="bold" officeooo:rsid="000a34c2" officeooo:paragraph-rsid="000a34c2" style:font-weight-asian="bold" style:font-weight-complex="bold"/>
    </style:style>
    <style:style style:name="P47" style:family="paragraph" style:parent-style-name="Text_20_body">
      <style:text-properties officeooo:rsid="000a34c2" officeooo:paragraph-rsid="000a34c2"/>
    </style:style>
    <style:style style:name="P48" style:family="paragraph" style:parent-style-name="Text_20_body">
      <style:paragraph-properties style:border-line-width-bottom="0.0346in 0.0102in 0.0102in" fo:padding="0.0291in" fo:border-left="none" fo:border-right="none" fo:border-top="none" fo:border-bottom="4pt double #000000" style:join-border="false"/>
      <style:text-properties officeooo:paragraph-rsid="000a34c2"/>
    </style:style>
    <style:style style:name="P49" style:family="paragraph" style:parent-style-name="Text_20_body">
      <style:paragraph-properties style:border-line-width-bottom="0.0346in 0.0102in 0.0102in" fo:padding="0.0291in" fo:border-left="none" fo:border-right="none" fo:border-top="none" fo:border-bottom="4pt double #000000" style:join-border="false"/>
      <style:text-properties officeooo:rsid="000a34c2" officeooo:paragraph-rsid="000a34c2"/>
    </style:style>
    <style:style style:name="P50" style:family="paragraph" style:parent-style-name="Text_20_body">
      <style:paragraph-properties style:border-line-width-bottom="0.0346in 0.0102in 0.0102in" fo:padding="0.0291in" fo:border-left="none" fo:border-right="none" fo:border-top="none" fo:border-bottom="4pt double #000000" style:join-border="false"/>
      <style:text-properties officeooo:rsid="000ba06b" officeooo:paragraph-rsid="000d9509"/>
    </style:style>
    <style:style style:name="T1" style:family="text">
      <style:text-properties officeooo:rsid="00097e96"/>
    </style:style>
    <style:style style:name="T2" style:family="text">
      <style:text-properties fo:color="#ff3333"/>
    </style:style>
    <style:style style:name="T3" style:family="text">
      <style:text-properties officeooo:rsid="000ba06b"/>
    </style:style>
    <style:style style:name="T4" style:family="text">
      <style:text-properties fo:font-style="italic"/>
    </style:style>
    <style:style style:name="T5" style:family="text">
      <style:text-properties fo:font-weight="bold"/>
    </style:style>
    <style:style style:name="T6" style:family="text">
      <style:text-properties fo:font-style="normal" officeooo:rsid="000ba06b" style:font-style-asian="normal" style:font-style-complex="normal"/>
    </style:style>
    <style:style style:name="T7" style:family="text">
      <style:text-properties officeooo:rsid="000d9509"/>
    </style:style>
    <style:style style:name="T8" style:family="text">
      <style:text-properties fo:color="#6666ff"/>
    </style:style>
    <style:style style:name="T9" style:family="text">
      <style:text-properties fo:color="#6666ff" fo:font-style="italic" style:font-style-asian="italic" style:font-style-complex="italic"/>
    </style:style>
    <style:style style:name="T10" style:family="text">
      <style:text-properties fo:color="#6666ff" fo:font-style="italic" officeooo:rsid="000ba06b" style:font-style-asian="italic" style:font-style-complex="italic"/>
    </style:style>
    <style:style style:name="T11" style:family="text">
      <style:text-properties fo:color="#6666ff" fo:font-style="italic" officeooo:rsid="000d9509" style:font-style-asian="italic" style:font-style-complex="italic"/>
    </style:style>
    <style:style style:name="T12" style:family="text">
      <style:text-properties fo:color="#6666ff" fo:font-style="italic" fo:font-weight="normal" style:font-style-asian="italic" style:font-weight-asian="normal" style:font-style-complex="italic" style:font-weight-complex="normal"/>
    </style:style>
    <style:style style:name="T13" style:family="text">
      <style:text-properties fo:color="#6666ff" fo:font-style="italic" fo:font-weight="normal" officeooo:rsid="00097e96" style:font-style-asian="italic" style:font-weight-asian="normal" style:font-style-complex="italic"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Özgür Yazılım Nedir ?</text:p>
      <text:p text:style-name="P1"/>
      <text:p text:style-name="P1">Istenen amaca gore calistirabilmek</text:p>
      <text:p text:style-name="P1">Programı inceleyebilmek ve ihtiyaca göre degistirebilmek</text:p>
      <text:p text:style-name="P1">Kopyalarını dagıtabilmek</text:p>
      <text:p text:style-name="P1">Programı geliştirmek ve bu geliştirmeleri halka açarak herkesin kullanabilmesini saglamak</text:p>
      <text:p text:style-name="P41"/>
      <text:p text:style-name="P1"/>
      <text:p text:style-name="P11">Özgür Yazılım Lisansları ?</text:p>
      <text:p text:style-name="P24"/>
      <text:p text:style-name="P1"><text:span text:style-name="T12">Genel Kamu Lisansı : </text:span>Özgür Yazılımlarının %66 ' sı tarafından tercih ediliyor.</text:p>
      <text:p text:style-name="P1">Yazılımın özgür olmasının yanı sıra, özgürlügünün sürdürülmesini de garanti altına alır</text:p>
      <text:p text:style-name="P1"/>
      <text:p text:style-name="P19">Kısıtlı Genel Kamu Lisansı :</text:p>
      <text:p text:style-name="P1">GPL ' den farklı olarak yazılımın özgür olmayan yazılımlar tarafından da kullanılabilmesine olanak sağlar</text:p>
      <text:p text:style-name="P1"/>
      <text:p text:style-name="P1"><text:span text:style-name="T9">Apache Lisansı :</text:span>GPL ' e ye ek olarak patentlere yönelik belirli kısıtlamalar içerir.</text:p>
      <text:p text:style-name="P1"/>
      <text:p text:style-name="P1">Daha fazlası : www.gnu.org ' un licenses kısmında bulunmakta.</text:p>
      <text:p text:style-name="P41"/>
      <text:p text:style-name="P6"/>
      <text:p text:style-name="P6">Özgür Yazılım ve Açık Kaynak</text:p>
      <text:p text:style-name="P1"/>
      <text:p text:style-name="P1">Açık kaynak kodlu bir yazılım özgür olmayabilir</text:p>
      <text:p text:style-name="P1"/>
      <text:p text:style-name="P1">Ama Özgür bir yazılım daima açık kaynak kodludur.</text:p>
      <text:p text:style-name="P1"/>
      <text:p text:style-name="P1"><text:span text:style-name="T9">Açık kaynak : </text:span>Teknik avantajlara odaklanır. Yazılımı açık kaynak olarak geliştirmek teknik olarak daha başarılı bir model oldugu</text:p>
      <text:p text:style-name="P1"><text:tab/> <text:s text:c="5"/>için tercih edilir.</text:p>
      <text:p text:style-name="P1"/>
      <text:p text:style-name="P1"><text:span text:style-name="T9">Özgür Yazılım :</text:span> Teknik avantajlarının yanı sıra işin toplumsal boyutunu ve özgürlük kavramını da ele alır.</text:p>
      <text:p text:style-name="P41"/>
      <text:p text:style-name="P1"/>
      <text:p text:style-name="P6">Özgür Yazılım Açık Kaynak Kodlu Yazılımlara örnek</text:p>
      <text:p text:style-name="P6"/>
      <text:p text:style-name="P1">GNU / Linux işletim Sistemi</text:p>
      <text:p text:style-name="P1">Mozzila Firefox Ağ Tarayıcısı</text:p>
      <text:p text:style-name="P1">Apache Ağ Sunucusu</text:p>
      <text:p text:style-name="P1">Samba dosya paylaşım sunucusu</text:p>
      <text:p text:style-name="P1">MySQL ve Postgre SQL veritabanı sunucuları</text:p>
      <text:p text:style-name="P1">GNOME ve KDE masaüstü ortamları</text:p>
      <text:p text:style-name="P1">GIMP Grafik düzenleme yazılımı</text:p>
      <text:p text:style-name="P1">PHP,Perf ve Python programlama dilleri</text:p>
      <text:p text:style-name="P1">BIND alan adı sunucusu</text:p>
      <text:p text:style-name="P1">Sandmail e posta sunucusu</text:p>
      <text:p text:style-name="P1">Mozilla Thunderbird e posta istemcisi</text:p>
      <text:p text:style-name="P1">Libre Office</text:p>
      <text:p text:style-name="P1"/>
      <text:p text:style-name="P1"><text:soft-page-break/><text:span text:style-name="T9">Not : </text:span>Firefox, Thunderbird, Python, Libre Office gibi çok sayıda açık kaynak kodlu özgür yazılım aynı zaman Windows gibi özel mülk işletim sistemlerinde de çalıştırılabilen sürümleri mevcuttur.</text:p>
      <text:p text:style-name="P41"/>
      <text:p text:style-name="P6"/>
      <text:p text:style-name="P6">Programlama dilleri :</text:p>
      <text:p text:style-name="P1"/>
      <text:p text:style-name="P1">Java</text:p>
      <text:p text:style-name="P1">Rugby</text:p>
      <text:p text:style-name="P1">Php</text:p>
      <text:p text:style-name="P1">JavaScript</text:p>
      <text:p text:style-name="P1">PHP</text:p>
      <text:p text:style-name="P1"/>
      <text:p text:style-name="P2"><text:span text:style-name="T2">Yazılım Geliştirme araçları :</text:span> </text:p>
      <text:p text:style-name="P1"/>
      <text:p text:style-name="P1">Git</text:p>
      <text:p text:style-name="P1">Redmine</text:p>
      <text:p text:style-name="P1">Jenkins</text:p>
      <text:p text:style-name="P1">Sonarqube</text:p>
      <text:p text:style-name="P41"/>
      <text:p text:style-name="P1"/>
      <text:p text:style-name="P5"><text:span text:style-name="T1">GNU/</text:span>Linux nasıl geliştirilmiştir ?</text:p>
      <text:p text:style-name="P3"/>
      <text:p text:style-name="P3">Dennis M. Ritchie ve Ken Thompson, Unics isimli işletim sistemi çalışmalarına başladı. Daha sonra Unix olarak değiştirilmiştir.</text:p>
      <text:p text:style-name="P3">Unix işletim sistemi üniversiteler tarafından duyuldu ve üniversitelerden takviyeler oldu.</text:p>
      <text:p text:style-name="P3">1980 ' li yıllarda AT&amp;T şirketi Unix ' i pazarlamaya başladı ve Unix ' in geliştiricileri bu durumdan rahatsız oldu.</text:p>
      <text:p text:style-name="P3">Sonuç olarak Richard Stallman UNIX ' den bağımsız olan GNU Projesini başlatmıştır.</text:p>
      <text:p text:style-name="P3"/>
      <text:p text:style-name="P3">Richard Stallman 1985 yılında Free Software Foundation yani Özgür yazılım vafkını kurmuştur ve bu vakıf tüm programların özgür olması ve kullanıcının programın kaynak kodlarına erişebilmesi gerektiğine, kullanının programı ihtiyaçları doğrultusunda geliştirebilmesine ve bunu halka açabilmesi gerektiğine inanır.</text:p>
      <text:p text:style-name="P3"/>
      <text:p text:style-name="P4">Bu işletim sistemi GNU/Linux olarak adlandırılmasının sebebi, GNU ‘ un geliştirme sürecinin işletim sisteminin çekirdeği olan Linux ‘ dan daha önce başlamış olmasıdır. Linux çekirdeği ise Linus Torvalds isimli bir Amerikan vatandaşı tarafından geliştirilmiştir.</text:p>
      <text:p text:style-name="P4"/>
      <text:p text:style-name="P4">Ancak sistemin bakış açısını ve çekirdek kısmında kalan tüm geliştirmeleri GNU tarafından geliştirilmektir.</text:p>
      <text:p text:style-name="P4"/>
      <text:p text:style-name="P4">Linux ‘ un özgür ve açık kaynaklı bir yazılım olmasını GNU yani Genel Kamu Lisansı sağlamaktadır. Linux sadece sistemin çekirdeğinin adıdır.</text:p>
      <text:p text:style-name="P42"/>
      <text:p text:style-name="P3"/>
      <text:p text:style-name="P7">Özgür yazılımın önemi ?</text:p>
      <text:p text:style-name="P4"/>
      <text:p text:style-name="P4">Geliştirme ve kullanılabilme özgürlügünün geliştirilmesi</text:p>
      <text:p text:style-name="P4"/>
      <text:p text:style-name="P4">Birikimli ilerleme mantığına dayanması</text:p>
      <text:p text:style-name="P4"/>
      <text:p text:style-name="P4"><text:soft-page-break/>Birlikte üretme kültürü aşılaması</text:p>
      <text:p text:style-name="P4"/>
      <text:p text:style-name="P4">İnsanlıgın bilgisinin korunması</text:p>
      <text:p text:style-name="P4"/>
      <text:p text:style-name="P25"><text:span text:style-name="Strong_20_Emphasis"><text:span text:style-name="T13">Güvenilirlik :</text:span></text:span><text:span text:style-name="T13"> </text:span><text:span text:style-name="T1">Açık kaynak kodlu yazılımların belki de en büyük artısı olan güvenilir oluşları, kimi çevreler tarafından doğru olmayan bir mantıkla bir dezavantaj gibi gösterilmeye çalışılmakta ve topluma ‘Açık kaynak kodlu bir yazılımın tam olarak nasıl çalıştığı kaynak koduna bakılarak bilinebildiği için yazılımın barındırdığı güvenlik problemleri saldırganlar tarafından kolaylıkla tespit edilip kullanılabilmektedir’ gibi bir düşünce yerleştirilmeye çalışılmaktadır. Fakat açık kaynak kodlu bir yazılım, doğası gereği geliştirilmesi sürecinden kullanımı zamanına değin onbinlerce göz tarafından denetlenmektedir. Var olması muhtemel bir güvenlik problemi ya da kötü niyetli bir programcı tarafından bilinçli olarak yerleştirilebilecek bir kod parçası yazılım sizin elinize ulaşmadan tespit edilmekte ve hızla düzeltilmekte ya da size ulaşması engellenmektedir. Ayrıca kimse, binlerce insanın kollektif bir şekilde geliştirdiği bir yazılımın güvenilmez olduğunu idda ederken, sınırlı sayıda kişinin geliştirdiği ve kaynak kodunu kapattığı bir yazılımın güvenilirliğini kimin ve nasıl garanti edeceği sorusuna yanıt veremez. </text:span></text:p>
      <text:p text:style-name="P25"><text:span text:style-name="Strong_20_Emphasis"><text:span text:style-name="T12">Sağlamlık :</text:span></text:span> Yine açık kaynak kodlu yazılımların doğal geliştirme süreci içerisinde çok sayıda insan tarafından denenmeleri ve kaynak kodlarının gözden geçirilmesi sonucunca ortaya yüksek kalitede, stabil ve kuvvetli yazılımlar çıkmaktadır. </text:p>
      <text:p text:style-name="P25"><text:span text:style-name="Strong_20_Emphasis"><text:span text:style-name="T12">Esneklik : </text:span></text:span>Kaynak kodu açık bir yazılım hızla ve kolaylıkla yeni bir sistem üzerinde çalışacak şekilde yeniden yapılandırılabilmekte, bir kısmı çıkarılarak kapsamı daraltılabilmekte ya da eklenen yeni fonksiyonlarla kapsamı genişletilebilmektedir. </text:p>
      <text:p text:style-name="P25"><text:span text:style-name="Strong_20_Emphasis"><text:span text:style-name="T12">Uygulama Desteği :</text:span></text:span> Çok geniş bir yelpazede ve çeşitlilikteki bir çok açık kaynak kodlu özgür yazılım her gün duyurulmaktadır. Herhangi bir konudaki ihtiyaç açık kaynak kodlu yazılımlarla hızlı ve kaliteli bir şekilde çözüme kavuşturulabilmektedir. </text:p>
      <text:p text:style-name="P48"/>
      <text:p text:style-name="P25"/>
      <text:p text:style-name="P46">Peki Linux Nedir ?</text:p>
      <text:p text:style-name="P26">Daha önce de bahsettiğimiz gibi ,Linux aslında GNU/Linux işletim sisteminin sadece çekirdeğine (kernel) verilen bir isimdir.</text:p>
      <text:p text:style-name="P26">Linux çekirdeginin üzerine bir çok program eklenirse ( ki bu programların bazıları GNU Projesi araçlarını içermekte ) bir Linux Dağıtımı oluşturulmaktadır.</text:p>
      <text:p text:style-name="P26">Örnegin bir dizindeki dosyaların listelenmesi komutu olan "ls" bile çekirdegin bir parçası degildir.</text:p>
      <text:p text:style-name="P49"/>
      <text:p text:style-name="P26"/>
      <text:p text:style-name="P26"/>
      <text:p text:style-name="P8"/>
      <text:p text:style-name="P8"/>
      <text:p text:style-name="P8"><text:soft-page-break/></text:p>
      <text:p text:style-name="P8">Linux Dağıtımları ?</text:p>
      <text:p text:style-name="P11"/>
      <text:p text:style-name="P20">İşletim Sistemleri :</text:p>
      <text:p text:style-name="P13"/>
      <text:p text:style-name="P13">Debian, Ubuntu, Linux Mint, Pardus</text:p>
      <text:p text:style-name="P13"/>
      <text:p text:style-name="P13">RedHat, Fedora, CentOS</text:p>
      <text:p text:style-name="P13"/>
      <text:p text:style-name="P13">OPENSUS</text:p>
      <text:p text:style-name="P13"/>
      <text:p text:style-name="P13">ArchLİnux, Manjaro, Antergos</text:p>
      <text:p text:style-name="P13"/>
      <text:p text:style-name="P13"/>
      <text:p text:style-name="P17">Kullanıma göre özelleştirilmiş dağıtımlar :</text:p>
      <text:p text:style-name="P17"/>
      <text:p text:style-name="P13">Pfsense ( firewall Sunucu )</text:p>
      <text:p text:style-name="P13"/>
      <text:p text:style-name="P13">FreeNas ( NAS Dosya Sunucu )</text:p>
      <text:p text:style-name="P13"/>
      <text:p text:style-name="P13">PacketFence ( NAC Sunucu )</text:p>
      <text:p text:style-name="P43"/>
      <text:p text:style-name="P13"/>
      <text:p text:style-name="P13"/>
      <text:p text:style-name="P8">Linux Masaüstü Ortamları</text:p>
      <text:p text:style-name="P13"/>
      <text:p text:style-name="P13">Gnome</text:p>
      <text:p text:style-name="P13">XFCE</text:p>
      <text:p text:style-name="P13">KDE Plasma</text:p>
      <text:p text:style-name="P13">LXDE<text:tab/></text:p>
      <text:p text:style-name="P13">Cinnamon</text:p>
      <text:p text:style-name="P13">Pantheon</text:p>
      <text:p text:style-name="P13">Mate</text:p>
      <text:p text:style-name="P44"/>
      <text:p text:style-name="P14"/>
      <text:p text:style-name="P14"/>
      <text:p text:style-name="P9">İşletim Sistemi Katmanları</text:p>
      <text:p text:style-name="P14"/>
      <text:p text:style-name="P14">Uygulama Katmanı</text:p>
      <text:p text:style-name="P22">| <text:tab/>|<text:tab/>|</text:p>
      <text:p text:style-name="P14">Kabuk ( Shell ) Katmanı</text:p>
      <text:p text:style-name="P22">|<text:tab/>|<text:tab/>|</text:p>
      <text:p text:style-name="P14">Çekirdek ( Kernel ) Katmanı</text:p>
      <text:p text:style-name="P22">|<text:tab/>|<text:tab/>|</text:p>
      <text:p text:style-name="P14">Donanım Katmanı</text:p>
      <text:p text:style-name="P14"/>
      <text:p text:style-name="P21">Çekirdek ( Kernel ) Katmanı ;</text:p>
      <text:p text:style-name="P14"/>
      <text:p text:style-name="P14">İşletim sisteminin ana bileşeni olan çekirdek, uygulama programları ile donanım bileşenleri arasında köprü vazifesi görür.</text:p>
      <text:p text:style-name="P14"/>
      <text:p text:style-name="P14"><text:soft-page-break/>İşlemcide çalışan process ( işlemler ) lerin yönetimi, bellek yönetimi ve Giriş/Çıkış cihazlarının yönetimi gibi birçok temel işlev çekirdek tarafından gerçekleştirilir.</text:p>
      <text:p text:style-name="P14"/>
      <text:p text:style-name="P18">Kabuk ( Shell ) Katmanı ;</text:p>
      <text:p text:style-name="P14"/>
      <text:p text:style-name="P14">Çekirdeğin sağladığı servislere erişimi sağlayan ara katmandır. İki tür çeşidi vardır.</text:p>
      <text:p text:style-name="P14"/>
      <text:p text:style-name="P14"><text:span text:style-name="T8">Komut Sistemi ( CLI : Command Line Interface ) </text:span>kullanan kabuk işlemlerin daha hızlı yapılmasını sağlar.</text:p>
      <text:p text:style-name="P14"/>
      <text:p text:style-name="P14"><text:span text:style-name="T8">Grafiksel Arayüz ( GUI : Graphical User Interface )</text:span> kullanan kabuk ise kullacının yapmak istediği işlemleri daha hızlı tarif edebilmesini sağlar.</text:p>
      <text:p text:style-name="P44"/>
      <text:p text:style-name="P14"/>
      <text:p text:style-name="P10">Linux ‘ da Dosya Sistemi </text:p>
      <text:p text:style-name="P15"/>
      <text:p text:style-name="P16">Dosya sistemi, işletim sisteminin bir disk veya bölüm (partition) üzerindeki dosyaları takip edebilmesi için oluşturulmuş yöntem ve veri yapıları bütünüdür. </text:p>
      <text:p text:style-name="P14"/>
      <text:p text:style-name="P28">Linux, / (root) klasöründen başlayarak, boot işlemindeki önem sırasına göre klasörleri dizer. Eğer neden Windows'taki gibi \ (ters slash) işareti yerine, / (slash) işareti kullanıldığını merak edebilirsiniz; bu Linux'un Unix geleneğini takip etmesindendir. Ayrıca bu geleneğe uygun olarak küçük büyük harf duyarlılığı önemli bir konudur. Örneğin Windows'ta <text:span text:style-name="T4">KLASOR_ADI</text:span> ve <text:span text:style-name="T4">klasor_adi</text:span> aynı şeydir; fark etmez. Ama <text:span text:style-name="T5">Linux'ta iki ayrı klasör</text:span>den bahsediyor oluruz. </text:p>
      <text:p text:style-name="Text_20_body">Windows'ta bir program yüklediğinizde, programa ait dosyaların büyük çoğunluğu kendi klasörüne yüklenir. Örneğin Matlab'i, C:\Program Files\Matlab adresine kurduğunuzda, ona ait yardım dosyaları, bu klasör altındadır. Fakat Linux farklı çalışır; program dökümanlarını /usr/share/doc/program_adi/ altına koyarken, man(ual) dosyaları, /usr/share/man/man[1-9] altına koyulur. Eğer varsa info dosyaları da, /usr/share/info altına atılır. Kısacası, sistem hiyerarşisine gömülen bir yapı söz konusudur. Yüklenen herhangi bir program, işletim sisteminin muhtelif yerlerine yerleşmektedir. </text:p>
      <text:p text:style-name="P23">Linux dosya sistemindeki klasörler ve ne işe yaradıkları ;</text:p>
      <text:p text:style-name="P15"/>
      <text:p text:style-name="P15"><text:span text:style-name="T9">root :</text:span> Root işletim sisteminin başlangıç noktasıdır. Bütün diğer klasörler ve dosyalar bu kök dizinin çocuklarıdır. Bilgisayar açıldığında sistem ilk olarak bu klasörden başlar.</text:p>
      <text:p text:style-name="P15"/>
      <text:p text:style-name="P15"/>
      <text:p text:style-name="P16"><text:span text:style-name="T10">bin :</text:span><text:span text:style-name="T3"> </text:span>İşletim sisteminizi kullanmak için gereken birçok yararlı komut /bin klasörü altındadır. cat, mkdir, cp, ls, mv, rm vb. temel komutların hepsini burada bulabilirsiniz. Sistem boot ettiğinde, ilk olarak /bin klasörü çalışır hâle getirilir. Network bağlantınız olmasa ya da önemli klasörlere bir nedenden dolayı erişemeseniz bile, /bin klasöründeki komutlar n'olursa olsun çalışır. Bir sorun çıktığında, /bin klasörü altındaki komutları kullanarak sistemi onarırız. </text:p>
      <text:p text:style-name="P16"/>
      <text:p text:style-name="P16"/>
      <text:p text:style-name="P16"><text:span text:style-name="T10">Boot : </text:span>Boot, işletim sisteminin yüklenme evresidir. /boot klasörü, boot işlemi için gereken her şeyi içerir. Bilgisayarın başlangıç (boot) aşamasında gerekmeyen ayar ve yapılandırma dosyaları burada bulunmaz; başka klasörlerden gerektiği zamanlarda yüklenir. </text:p>
      <text:p text:style-name="P16"/>
      <text:p text:style-name="P16"><text:soft-page-break/></text:p>
      <text:p text:style-name="P16"><text:span text:style-name="T10">Dev : </text:span>Linux'ta her şey bir dosyadır; donanım aygıtları da öyle... USB girişleri, seri ve paralel portlar, diskleriniz, cd-rom'larınız vb... bütün aygıtlar /dev klasörü altında tutulan dosyalardan ibarettir. Örneğin /dev altında bulunan <text:span text:style-name="T4">hda1</text:span> dosyası, sabit diskinizi temsil eder. Ya da /dev/dsp, ses aygıtınızdır. Bunları programlar vasıtasıyla kullanırız ancak direk müdahale ekmek mümkündür. Mesela "cat /boot/vmlinuz &gt; /dev/dsp" yazarak Kernel'in sesini duyabilirsiniz. </text:p>
      <text:p text:style-name="P15"/>
      <text:p text:style-name="P34">Bazı Önemli Aygıt Dosyaları:</text:p>
      <text:p text:style-name="Preformatted_20_Text"/>
      <text:p text:style-name="Preformatted_20_Text"><text:span text:style-name="T5">/dev/ttyS0</text:span> : Fare, modem gibi aygıtların bağlandığı seri port. (COM 1)</text:p>
      <text:p text:style-name="Preformatted_20_Text"><text:span text:style-name="T5">/dev/psaux</text:span> : PS/2 girişi; fare ve klavyeler içindir.</text:p>
      <text:p text:style-name="Preformatted_20_Text"><text:span text:style-name="T5">/dev/lp0</text:span> <text:s text:c="2"/>: Paralel port (LPT 1); yazıcı, tarayıcı vs...</text:p>
      <text:p text:style-name="Preformatted_20_Text"><text:span text:style-name="T5">/dev/dsp</text:span> <text:s text:c="2"/>: Birincil ses aygıtı</text:p>
      <text:p text:style-name="Preformatted_20_Text"><text:span text:style-name="T5">/dev/usb</text:span> <text:s text:c="2"/>: USB aygıtları </text:p>
      <text:p text:style-name="Preformatted_20_Text"><text:span text:style-name="T5">/dev/sda</text:span> <text:s text:c="2"/>: SCSI aygıtlar, Flash Bellekler, harici CD-ROM'lar vs...</text:p>
      <text:p text:style-name="Preformatted_20_Text"><text:span text:style-name="T5">/dev/scd</text:span> <text:s text:c="2"/>: SCSI CD-ROM'lar</text:p>
      <text:p text:style-name="P35"><text:span text:style-name="T5">/dev/js0</text:span> <text:s text:c="2"/>: Joystick (Microsoft Türkçesiyle Eğlence Çubuğu) </text:p>
      <text:p text:style-name="P16"><text:span text:style-name="T10">etc :</text:span><text:span text:style-name="T6"> </text:span>İşletim sistemini bir vücuda benzetirsek, /etc klasörünü sinir sisteminin merkezi olarak görebiliriz. Sisteme dair bütün yapılandırma, bu klasör veya bu klasörün alt klasörlerinde bulunur. Yapılandırma dosyası, bir programın işlemlerini kontrol etmek için kullanılan lokal bir dosyadır; durağandır ve çalıştırılmak için değildir. </text:p>
      <text:p text:style-name="Text_20_body">/etc klasörü içersinde bulunan bütün klasör ve yapılandırma dosyalarını tek tek incelememiz mümkün değil. Ancak son kullanıcının işine yarayacak bir ipucu verebiliriz. </text:p>
      <text:p text:style-name="Text_20_body"/>
      <text:p text:style-name="P30"><text:span text:style-name="T9">Home :</text:span> Home klasörü kullanıcıların kalesidir. Home klasörü altında her kullanıcının kendi adına ait alt klasörü bulunmaktadır.Örneğin kullanıcı adın göktürk ise /home/göktürk klasörü bizim kendi klasörümüzdür. Windows ‘ daki belgelerime çok benzer. Ancak linux ‘ da bu klasör daha güvenlidir çünkü başka bir kullanıcının sizin klasörünüze müdahele etmesine izin vermez.</text:p>
      <text:p text:style-name="P30"/>
      <text:p text:style-name="P31"><text:span text:style-name="T11">Initrd :</text:span><text:span text:style-name="T7"> </text:span>initrd, initial ramdisk kısaltmasıdır. Aşağı yukarı anlamı Başlangıç Bellek Diski oluyor. Boot aşamasında ilk önce çekirdek (kernel) yüklenir. Bundan sonra bilgisayarınızın belleğinde bir Bellek Diski oluşturulur. Oluşturulan Bellek Disk üzerinde / (root) yansısı açılır ve kök dizin olarak monte edilir. /initrd bu işlemlerin yapılması ve Linux'un yüklenmesi için gereklidir. </text:p>
      <text:p text:style-name="P31"/>
      <text:p text:style-name="P31"><text:span text:style-name="T11">Lib : </text:span>Kernel modülleri ve paylaşılan kütüphane dosyaları bu klasörde bulunur. Var olan çekirdek modüllerini /lib/modules/[versiyon_numarasi] içersinde bulabilirsiniz. Bahsedilen kütüphane dosyalarıysa, sistemi başlatmak ve /bin ile /sbin içersindeki komutları çalıştırmak için gereklidir. Paylaşılan kütüphane dosyalarını, Windows'ta DLL (Dynamically Linked Library) ile eş tutabiliriz. Linux'ta kütüphane dosyalarının sonu "<text:span text:style-name="T4">.so</text:span>" ile biter. </text:p>
      <text:p text:style-name="P31"/>
      <text:p text:style-name="P31"><text:span text:style-name="T11">lost+found : </text:span>İngilizce bir terim olan Lost and Found, kayıp eşya bürosu demektir. /lost+found klasörünün yaptığı işi düşününce, bundan uygun bir isim herhalde olamazdı. </text:p>
      <text:p text:style-name="Text_20_body">Bazen sistemimizde bir problem olur; yanlış kapatırız, elektrik gider, durup dururken bilgisayar yeniden başlar vs... Bu gibi durumlarda Linux'ta fsck (File System Check) komutu devreye sokulur. <text:soft-page-break/>fsck, Windows'taki Scandisk programına benzetilebilir. Düzeltilemeyen bir sorun varsa, bağlantıları kopmuş kayıp dosyalar ortaya çıkmışsa, bunlar /lost+found altına atılır. Bağlantı kopması, inode gibi konulara girmek istemiyorum; biraz karmaşık. Kısaca özetlersek; kötü bir sistem kapanmasından sonra, olması gereken bazı dosyaları bulamıyorsanız, kayıp eşya bürosuna bakmanızda yarar var. </text:p>
      <text:p text:style-name="Text_20_body"/>
      <text:p text:style-name="P31"><text:span text:style-name="T11">media :</text:span><text:span text:style-name="T7"> </text:span>CD-Rom, disket sürücü, flash bellek gibi çıkarılabilir aygıtlar buraya bağlanır. En basit tanımla, çıkarılabilir aygıtların, bağlantı noktası (mount point) olarak düşünebilirsiniz. </text:p>
      <text:p text:style-name="P31"/>
      <text:p text:style-name="P31"><text:span text:style-name="T11">Mnt : </text:span>/media klasörüne benzer. Temel farkı; çıkarılabilir aygıtlar yerine, dosya sistemleri veya donanım aygıtları için kullanılıyor oluşudur. Bağlama (mount) işlemi, herhangi bir dosya sistemini, işletim sisteminin kullanmasını sağlar. Nereye bağladığınız sizin tercihinizdir. Yani bir diski, /media veya /mnt klasörüne ya da bir başka yere bağlamanız fark etmeyecektir. Sadece genel kabul görmüş bazı bağlantı noktaları bulunuyor; /mnt klasörü de onlardan bir tanesi. </text:p>
      <text:p text:style-name="P31"/>
      <text:p text:style-name="P31"><text:span text:style-name="T11">Opt : </text:span>Dağıtımdan bağımsız ekstra yüklenen paketler için /opt klasörü kullanılmaktadır. Örneğin Google Earth programını indirip kurmak istediğinizde, '<text:span text:style-name="T4">default</text:span>' olarak kurulacağı nokta, <text:span text:style-name="T4">/opt/google-earth</text:span> adresidir. </text:p>
      <text:p text:style-name="Text_20_body">Elbette ki bunu değiştirebilir ve size uygun gelen bir başka konuma yükleyebilirsiniz. Ancak daha önce söylediğimiz gibi bazı şeyler genel kabul görmüştür. Ekstra yüklenen yazılımların, /opt adresine atanması da buna bir örnektir. Windows'taki C:\Program Files'i hatırlayalım;. programları buraya kurmak zorunlu değil; ama hemen hepsi buraya kuruluyor. Aynı mantık burada da geçerli. </text:p>
      <text:p text:style-name="P30"/>
      <text:p text:style-name="P31"><text:span text:style-name="T11">Proc : </text:span>/proc oldukça özel sanal bir dosya sistemidir. Bizim bildiğimiz anlamda fiziksel dosyalar bulundurmaz; sistem durumuna dair bilgi içeren sanal dosyaları vardır. Örneğin "cat /proc/swaps" yazarak sisteminizdeki takas dosyalarına dair bilgi alabilir ya da "cat /proc/cpuinfo" komutuyla işlemcinizin özelliklerini görebilirsiniz. </text:p>
      <text:p text:style-name="Text_20_body">/proc klasörü içersindeki dosyalar, sadece sistem durumunu görüntülemek için kullanılmaz; gerektiğinde ayarlamak için de kullanılabilir. Fakat son kullanıcılara hitap etmediğinden, bu konuyu burada keselim. </text:p>
      <text:p text:style-name="Text_20_body"/>
      <text:p text:style-name="P31"><text:span text:style-name="T11">Root : </text:span>Unix'in ilk versiyonlarında root kullanıcısının kendine ait bir ev klasörü yoktu. Direkt olarak / (root klasörü) altında çalışırdı. Fakat zamanla bunun iyi bir yöntem olmadığı anlaşıldı ve root kullanıcısının ayrı bir klasöre sahip olması gerektiğine karar verildi. Diğer kullanıcılardan farklı olduğu için root'un ev klasörü /home altında tutulmaz; ayrılması için /root klasörü altındadır. </text:p>
      <text:p text:style-name="P30"/>
      <text:p text:style-name="P31"><text:span text:style-name="T11">Sbin : </text:span>Linux'ta normal kullanıcının kullanabileceği komutlarla, sistem kullanıcısının kullanabileceği komutlar ayrılmıştır. root tarafından kullanılacak bakım ve yönetim için kullanılan önemli <text:soft-page-break/>programlar, /sbin altında tutulur. Daha az öneme sahip yönetim komutlarıysa, /usr/sbin klasöründedir. Eğer lokalde, yani kullandığınız makineye özgü yönetici (root) komutları bulunuyorsa, bunları da /usr/local/sbin altında bulabilirsiniz. </text:p>
      <text:p text:style-name="P31"/>
      <text:p text:style-name="P31"><text:span text:style-name="T11">Usr :</text:span><text:span text:style-name="T7"> </text:span>/root kullanıcısına benzer bir hikaye /usr için de söz konusudur. Unix ilk çıktığında, kullanıcılara ait ev klasörleri, /usr altında tutulurdu. Örneğin <text:span text:style-name="T4">cagatay</text:span> isimli bir kullanıcının ev klasörü <text:span text:style-name="T4">/usr/cagatay</text:span> şeklindeydi. Bu yöntem zamanla değişti ve /home klasörü doğmuş oldu. /usr klasörü hâlâ çok önemli bir yapıdır ve işletim sisteminizde kullandığınız her şeyle ilişkisi bulunur. </text:p>
      <text:p text:style-name="Text_20_body">/usr klasörünün önemi, yüklediğiniz programların buraya atılmasından kaynaklanır. /opt adresi işletim sistemi dışında gelen 3.parti programlar içindir. Fakat işletim sistemi aracılığıyla ya da paket yönetim sistemlerini kullanarak yüklediğiniz her şey, /usr altına aktarılır. Aynı zamanda yüklediğiniz programların çalışmak için ihtiyaç duyacağı kütüphane dosyaları, /usr/lib altındadır. </text:p>
      <text:p text:style-name="P30"/>
      <text:p text:style-name="P31"><text:span text:style-name="T11">Var : </text:span>Log dosyaları, e-mail ve printer kuyrukları gibi değişken sistem bilgilerini barındırır. Sisteminize dair tutulan log'ları buradan görebilir; güvenlik durumunu buradan kontrol edebilirsiniz. </text:p>
      <text:p text:style-name="P30"/>
      <text:p text:style-name="P31"><text:span text:style-name="T11">Tmp : </text:span>Geçici dosyalar içindir. Birçok program, burayı geçici depolama alanı olarak kullanır. /tmp klasörünün içeriği genellikle KB'lar mertebesinde kalır ve genellikle işletim sistemi yeniden başlarken içindeki dosyalar silinir. /tmp klasörü altında bulunan dosyaları, ne yaptığınızdan emin değilseniz, kesinlikle silmemelisiniz! Sistem genelinde olmasa bile, program bazında problemler çıkabilir. Örneğin açık bir soket dosyasını sildiğinizde, onu kullanan programa ve kendinize sorun çıkartabilirsiniz. <text:span text:style-name="T7"><text:s/></text:span></text:p>
      <text:p text:style-name="P50"/>
      <text:p text:style-name="P29"/>
      <text:p text:style-name="P27">Linux Terminali ?</text:p>
      <text:p text:style-name="P32">Linux terminaline çıkan ilk yazı kullanıcı adınızdır sonra @ işaretinden sonra bilgisayarın adı yani makina adı gelir ve : ayırıcı görevi görür.</text:p>
      <text:p text:style-name="P32">Örneğin : <text:a xlink:type="simple" xlink:href="mailto:melandari@pardus" text:style-name="Internet_20_link" text:visited-style-name="Visited_20_Internet_20_Link">melandari@pardus</text:a> : yazan kısımda</text:p>
      <text:p text:style-name="P32">melandari : Kullanıcı Adı</text:p>
      <text:p text:style-name="P32">pardus : Bilgisayarın adı</text:p>
      <text:p text:style-name="P32">: ise ayrıcıdır.</text:p>
      <text:p text:style-name="P32">@ işareti şöylede açıklanabilir. <text:s/>Melandari kullanıcısı bu pardus makinasının üreticisi, kullanıcısıdır.</text:p>
      <text:p text:style-name="P33">Konsolda dikkat edilmesi gereken ikinci nokta , ayırıcı olan : ‘ dan sonra gelen $ işaretidir.</text:p>
      <text:p text:style-name="P33">Dolar işaretini gördüğünüzde sistem dosyalarında bir değişiklik yapamazsınız. Zira $ işareti sistemdeki en fakir kullanıcıyı simgeler.</text:p>
      <text:p text:style-name="P33"><text:soft-page-break/>Lakin root alırsanız bu işaret # şekline döner ve bu şekilde kullanıcı root olacağından bilgisayarın istediği herhangi bir dosya yada klasöründe işlem yapabil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2T08:29:54.852623307</meta:creation-date>
    <dc:date>2018-08-05T22:52:23.250199975</dc:date>
    <meta:editing-duration>PT22M29S</meta:editing-duration>
    <meta:editing-cycles>4</meta:editing-cycles>
    <meta:generator>LibreOffice/5.1.6.2$Linux_X86_64 LibreOffice_project/10m0$Build-2</meta:generator>
    <meta:document-statistic meta:table-count="0" meta:image-count="0" meta:object-count="0" meta:page-count="9" meta:paragraph-count="145" meta:word-count="2233" meta:character-count="17003" meta:non-whitespace-character-count="14860"/>
  </office:meta>
</office:document-meta>
</file>